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1" style:family="table">
      <style:table-properties style:width="6.6931in" table:align="margins" style:may-break-between-rows="false" style:writing-mode="lr-tb"/>
    </style:style>
    <style:style style:name="tf1.A" style:family="table-column">
      <style:table-column-properties style:column-width="2.2313in" style:rel-column-width="21845*"/>
    </style:style>
    <style:style style:name="tf1.A1" style:family="table-cell">
      <style:table-cell-properties fo:padding="0.0382in" fo:border="none"/>
    </style:style>
    <style:style style:name="tf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.A3" style:family="table-cell">
      <style:table-cell-properties fo:padding="0.0201in" fo:border-left="0.0347in solid #000000" fo:border-right="none" fo:border-top="none" fo:border-bottom="0.0007in solid #000000"/>
    </style:style>
    <style:style style:name="tf1.B3" style:family="table-cell">
      <style:table-cell-properties fo:padding="0.0201in" fo:border-left="0.0007in solid #000000" fo:border-right="none" fo:border-top="none" fo:border-bottom="0.0007in solid #000000"/>
    </style:style>
    <style:style style:name="tf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1.A6" style:family="table-cell">
      <style:table-cell-properties fo:padding="0.0201in" fo:border-left="0.0347in solid #000000" fo:border-right="none" fo:border-top="none" fo:border-bottom="0.0347in solid #000000"/>
    </style:style>
    <style:style style:name="t1" style:family="table">
      <style:table-properties style:width="6.6875in" table:align="center" style:may-break-between-rows="false" style:writing-mode="lr-tb"/>
    </style:style>
    <style:style style:name="t1.A" style:family="table-column">
      <style:table-column-properties style:column-width="0.7431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2549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6pt" fo:language="en" fo:country="US" style:font-size-asian="6pt" style:font-name-complex="Arial" style:font-size-complex="6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0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Arial" fo:font-size="8pt" fo:language="en" fo:country="US" style:font-size-asian="8pt" style:font-name-complex="Arial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text-properties fo:font-size="5pt" style:font-size-asian="5pt" style:font-size-complex="5pt"/>
    </style:style>
    <style:style style:name="P15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6" style:family="paragraph" style:parent-style-name="Standard">
      <style:text-properties fo:font-size="6pt" style:font-size-asian="6pt" style:font-size-complex="6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8pt" fo:language="en" fo:country="US" style:font-name-asian="Times New Roman" style:font-size-asian="8pt" style:font-name-complex="Times New Roman" style:font-size-complex="8pt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32" style:family="paragraph" style:parent-style-name="Table_20_Contents_20__28_user_29_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4" style:family="paragraph" style:parent-style-name="Table_20_Contents_20__28_user_29_">
      <style:paragraph-properties fo:text-align="center" style:justify-single-word="false"/>
      <style:text-properties style:font-name="Arial" fo:font-size="8pt" fo:language="en" fo:country="US" fo:font-style="normal" style:font-size-asian="8pt" style:font-style-asian="normal" style:font-size-complex="8pt" style:font-style-complex="normal"/>
    </style:style>
    <style:style style:name="P35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1972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38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3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0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41" style:family="paragraph" style:parent-style-name="Text_20_body"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42" style:family="paragraph" style:parent-style-name="Стиль_20_Таблица_20_Центр_20__2b__20_Слева_3a__20__20_0_20_см_20_Выступ_3a__20__20_05_20_см">
      <style:paragraph-properties fo:text-align="center" style:justify-single-word="false"/>
      <style:text-properties style:font-name="Arial" fo:font-size="8pt" style:font-size-asian="8pt" style:font-size-complex="8pt"/>
    </style:style>
    <style:style style:name="P43" style:family="paragraph" style:parent-style-name="Стиль_20_Таблица_20_Центр_20__2b__20_Слева_3a__20__20_0_20_см_20_Выступ_3a__20__20_05_20_см">
      <style:paragraph-properties fo:line-height="100%" fo:text-align="center" style:justify-single-word="false">
        <style:tab-stops/>
      </style:paragraph-properties>
      <style:text-properties style:font-name="Arial" fo:font-size="8pt" style:font-size-asian="8pt" style:font-size-complex="8pt"/>
    </style:style>
    <style:style style:name="P44" style:family="paragraph" style:parent-style-name="Стиль_20_Таблица_20_Центр_20__2b__20_Слева_3a__20__20_0_20_см_20_Выступ_3a__20__20_05_20_см">
      <style:paragraph-properties fo:text-align="center" style:justify-single-word="false"/>
      <style:text-properties style:font-name="Arial" fo:font-size="8pt" fo:language="en" fo:country="US" style:font-name-asian="Times New Roman" style:font-size-asian="8pt" style:font-name-complex="Arial" style:font-size-complex="8pt"/>
    </style:style>
    <style:style style:name="P45" style:family="paragraph" style:parent-style-name="Стиль_20_Таблица_20_Центр_20__2b__20_Слева_3a__20__20_0_20_см_20_Выступ_3a__20__20_05_20_см">
      <style:text-properties fo:font-size="8pt" style:font-size-asian="8pt" style:font-size-complex="8pt"/>
    </style:style>
    <style:style style:name="P4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8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9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5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asian="Times New Roman" style:font-name-complex="Arial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font-name-asian="Times New Roman" style:font-style-asian="italic" style:font-name-complex="Times New Roman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fo:font-weight="bold" style:font-weight-asian="bold" style:font-name-complex="Arial" style:font-weight-complex="bold"/>
    </style:style>
    <style:style style:name="T17" style:family="text">
      <style:text-properties fo:language="en" fo:country="US" style:font-name-asian="Times New Roman"/>
    </style:style>
    <style:style style:name="T18" style:family="text">
      <style:text-properties fo:language="en" fo:country="US" style:font-name-asian="Times New Roman" style:font-name-complex="Times New Roman"/>
    </style:style>
    <style:style style:name="T19" style:family="text">
      <style:text-properties fo:language="en" fo:country="US" style:font-name-asian="Times New Roman" style:font-name-complex="Arial"/>
    </style:style>
    <style:style style:name="T20" style:family="text">
      <style:text-properties fo:language="en" fo:country="US" style:font-name-complex="Symbol"/>
    </style:style>
    <style:style style:name="T21" style:family="text">
      <style:text-properties fo:language="en" fo:country="US" fo:font-style="normal" style:font-style-asian="normal" style:font-style-complex="normal"/>
    </style:style>
    <style:style style:name="T22" style:family="text">
      <style:text-properties style:text-position="super 58%" fo:font-weight="bold" style:font-weight-asian="bold" style:font-weight-complex="bold"/>
    </style:style>
    <style:style style:name="T23" style:family="text">
      <style:text-properties style:text-position="super 58%" fo:language="ru" fo:country="RU" style:font-name-asian="Times New Roman" style:font-name-complex="Times New Roman"/>
    </style:style>
    <style:style style:name="T24" style:family="text">
      <style:text-properties style:text-position="super 58%" fo:language="ru" fo:country="RU" fo:font-style="normal" style:font-style-asian="normal" style:font-style-complex="normal"/>
    </style:style>
    <style:style style:name="T25" style:family="text">
      <style:text-properties style:text-position="super 58%" fo:language="en" fo:country="US" style:font-name-asian="Times New Roman" style:font-name-complex="Arial"/>
    </style:style>
    <style:style style:name="T26" style:family="text">
      <style:text-properties style:text-position="super 58%" style:font-name="Arial" fo:language="en" fo:country="US" style:font-name-asian="Times New Roman" style:font-name-complex="Arial"/>
    </style:style>
    <style:style style:name="T27" style:family="text">
      <style:text-properties style:text-position="sub 58%" fo:language="en" fo:country="US"/>
    </style:style>
    <style:style style:name="T28" style:family="text">
      <style:text-properties style:text-position="sub 58%" fo:language="en" fo:country="US" fo:font-style="italic" style:font-name-asian="Times New Roman" style:font-style-asian="italic" style:font-name-complex="Times New Roman" style:font-style-complex="italic"/>
    </style:style>
    <style:style style:name="T29" style:family="text">
      <style:text-properties style:text-position="sub 58%" fo:language="ru" fo:country="RU"/>
    </style:style>
    <style:style style:name="T30" style:family="text">
      <style:text-properties style:text-position="sub 58%" fo:language="ru" fo:country="RU" fo:font-style="italic" style:font-name-asian="Times New Roman" style:font-style-asian="italic" style:font-name-complex="Times New Roman" style:font-style-complex="italic"/>
    </style:style>
    <style:style style:name="T31" style:family="text">
      <style:text-properties fo:language="ru" fo:country="RU"/>
    </style:style>
    <style:style style:name="T32" style:family="text">
      <style:text-properties fo:language="ru" fo:country="RU" fo:font-style="normal" style:font-style-asian="normal" style:font-style-complex="normal"/>
    </style:style>
    <style:style style:name="T33" style:family="text">
      <style:text-properties fo:language="ru" fo:country="RU" style:text-underline-style="none" fo:font-weight="bold" style:font-weight-asian="bold"/>
    </style:style>
    <style:style style:name="T34" style:family="text">
      <style:text-properties fo:language="ru" fo:country="RU" style:font-name-asian="Times New Roman" style:font-name-complex="Times New Roman"/>
    </style:style>
    <style:style style:name="T3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6" style:family="text">
      <style:text-properties style:use-window-font-color="true" style:font-name="Arial" fo:font-size="6pt" fo:language="en" fo:country="US" fo:font-weight="bold" style:font-name-asian="Arial" style:font-size-asian="6pt" style:font-weight-asian="bold" style:font-name-complex="Arial" style:font-size-complex="6pt" style:font-weight-complex="bold"/>
    </style:style>
    <style:style style:name="T37" style:family="text">
      <style:text-properties style:use-window-font-color="true" fo:language="ru" fo:country="RU" fo:font-style="normal" style:text-underline-style="none" fo:font-weight="normal" style:font-name-asian="Times New Roman" style:font-style-asian="normal" style:font-weight-asian="normal" style:font-name-complex="Symbol1" style:font-style-complex="normal" style:font-weight-complex="normal"/>
    </style:style>
    <style:style style:name="T38" style:family="text">
      <style:text-properties style:font-name-complex="Arial"/>
    </style:style>
    <style:style style:name="T39" style:family="text">
      <style:text-properties style:text-position="0% 100%" fo:language="en" fo:country="US" style:font-name-complex="Arial"/>
    </style:style>
    <style:style style:name="T40" style:family="text">
      <style:text-properties style:text-position="0% 100%" fo:language="en" fo:country="US" style:font-name-asian="Times New Roman" style:font-name-complex="Arial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3" style:family="text">
      <style:text-properties fo:color="#222222" style:text-position="0% 100%" fo:language="en" fo:country="US" style:font-name-complex="Arial"/>
    </style:style>
    <style:style style:name="T44" style:family="text">
      <style:text-properties fo:color="#222222" style:text-position="31% 100%" fo:language="en" fo:country="US" style:font-name-asian="Times New Roman" style:font-name-complex="Arial"/>
    </style:style>
    <style:style style:name="T45" style:family="text">
      <style:text-properties fo:color="#222222" style:text-position="super 58%" fo:language="en" fo:country="US" style:font-name-complex="Arial"/>
    </style:style>
    <style:style style:name="T46" style:family="text">
      <style:text-properties fo:color="#222222" fo:language="en" fo:country="US" style:font-name-asian="Times New Roman" style:font-name-complex="Arial"/>
    </style:style>
    <style:style style:name="T47" style:family="text">
      <style:text-properties style:text-underline-style="none" fo:font-weight="bold" style:font-weight-asian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name-complex="Arial" style:font-weight-complex="bold"/>
    </style:style>
    <style:style style:name="T50" style:family="text">
      <style:text-properties style:font-name-asian="Times New Roman"/>
    </style:style>
    <style:style style:name="T51" style:family="text">
      <style:text-properties fo:language="en" fo:country="none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CALIBRATION CERTIFICATE</text:p>
      <text:p text:style-name="P29"><text:span text:style-name="T35">AT2327 Alarm Dosimeter</text:span><text:span text:style-name="T11"><text:tab/></text:span><text:span text:style-name="T9">Date of calibration: </text:span><text:span text:style-name="T8">$date</text:span></text:p>
      <text:p text:style-name="P8"/>
      <text:p text:style-name="Standard"><text:span text:style-name="T8">SN</text:span><text:span text:style-name="T4">: </text:span><text:span text:style-name="T5">$serial</text:span></text:p>
      <text:p text:style-name="P14"/>
      <text:p text:style-name="P13"><text:span text:style-name="T8">Type</text:span><text:span text:style-name="T9">: </text:span><text:span text:style-name="T6">BDKN-05</text:span><text:span text:style-name="T7"> detection unit</text:span></text:p>
      <text:p text:style-name="P16"/>
      <text:p text:style-name="P3"><text:span text:style-name="T41">Sensitivity to Pu-</text:span><text:span text:style-name="T42">α</text:span><text:span text:style-name="T41">-Be neutron source radiation:<text:tab/></text:span><text:tab/><text:span text:style-name="T48">≥8 impulses·cm</text:span><text:span text:style-name="T22">2</text:span><text:span text:style-name="T48">/neutron</text:span></text:p>
      <text:p text:style-name="P7"/>
      <text:p text:style-name="P3"><text:span text:style-name="T41">Measurement error:</text:span> <text:tab/><text:tab/><text:tab/><text:tab/><text:tab/><text:span text:style-name="T47">±</text:span><text:span text:style-name="T33">20</text:span><text:span text:style-name="T47">%</text:span></text:p>
      <text:p text:style-name="P15"/>
      <text:p text:style-name="P4">Operating conditions:</text:p>
      <text:p text:style-name="P46"><text:span text:style-name="T15">- Air temperature<text:tab/></text:span><text:span text:style-name="T38"><text:tab/><text:tab/></text:span><text:span text:style-name="T49"><text:tab/><text:tab/>+</text:span><text:span text:style-name="T16">$temp</text:span><text:span text:style-name="T49"> °</text:span><text:span text:style-name="T16">C</text:span></text:p>
      <text:p text:style-name="P46"><text:span text:style-name="T15">- Atmospheric pressure<text:tab/><text:tab/><text:tab/></text:span><text:span text:style-name="T16"><text:tab/>98,5 kPa</text:span></text:p>
      <text:p text:style-name="P46"><text:span text:style-name="T15">- Relative humidity<text:tab/><text:tab/><text:tab/></text:span><text:span text:style-name="T16"><text:tab/>$vlag %</text:span></text:p>
      <text:p text:style-name="P47">- Gamma radiation background<text:tab/><text:tab/><text:span text:style-name="T48"><text:tab/>$bground <text:s/>nSv/h</text:span></text:p>
      <text:p text:style-name="P25"><text:span text:style-name="Знак_20_примечания"><text:span text:style-name="T36"/></text:span></text:p>
      <text:p text:style-name="P26">Calibration means:</text:p>
      <text:p text:style-name="P48">- $eng_facility_140$.</text:p>
      <text:list xml:id="list6191127325143395190" text:style-name="L1">
        <text:list-header>
          <text:p text:style-name="P49"><text:span text:style-name="Знак_20_примечания"><text:span text:style-name="T10"/></text:span></text:p>
        </text:list-header>
      </text:list>
      <text:p text:style-name="P5"/>
      <text:p text:style-name="P6">Calibration data</text:p>
      <text:p text:style-name="P36"><text:span text:style-name="T12">a</text:span>)<text:tab/><text:span text:style-name="T17">Intrinsic background level of spectrometer with neutron radiation detection unit</text:span></text:p>
      <text:p text:style-name="P35"/>
      <table:table table:name="tf1" table:style-name="tf1">
        <table:table-column table:style-name="tf1.A" table:number-columns-repeated="3"/>
        <table:table-row>
          <table:table-cell table:style-name="tf1.A1" table:number-columns-spanned="3" office:value-type="string">
            <text:p text:style-name="P20"><text:span text:style-name="T12">BDKN-05 (</text:span><text:span text:style-name="T20">n</text:span><text:span text:style-name="T12">) s/n: $bd_num1$</text:span></text:p>
          </table:table-cell>
          <table:covered-table-cell/>
          <table:covered-table-cell/>
        </table:table-row>
        <table:table-row>
          <table:table-cell table:style-name="tf1.A2" table:number-columns-spanned="2" office:value-type="string">
            <text:p text:style-name="P45"><text:span text:style-name="T2">Intrinsic background level, s</text:span><text:span text:style-name="T26">-1</text:span></text:p>
          </table:table-cell>
          <table:covered-table-cell/>
          <table:table-cell table:style-name="tf1.C2" table:number-rows-spanned="2" office:value-type="string">
            <text:p text:style-name="P42"><text:span text:style-name="T39">Maximum </text:span><text:span text:style-name="T40">background level, s</text:span><text:span text:style-name="T25">-1</text:span></text:p>
          </table:table-cell>
        </table:table-row>
        <table:table-row>
          <table:table-cell table:style-name="tf1.A3" office:value-type="string">
            <text:p text:style-name="P12"><text:span text:style-name="T12">Readings</text:span> <text:span text:style-name="T12">at check point</text:span></text:p>
          </table:table-cell>
          <table:table-cell table:style-name="tf1.B3" office:value-type="string">
            <text:p text:style-name="P32"><text:span text:style-name="T21">Average value </text:span><text:span text:style-name="T13">n</text:span><text:span text:style-name="T29">ф</text:span></text:p>
          </table:table-cell>
          <table:covered-table-cell/>
        </table:table-row>
        <table:table-row>
          <table:table-cell table:style-name="tf1.A3" office:value-type="string">
            <text:p text:style-name="P9">$f1-10</text:p>
          </table:table-cell>
          <table:table-cell table:style-name="tf1.B4" table:number-rows-spanned="3" office:value-type="string">
            <text:p text:style-name="P9">$f1-20</text:p>
          </table:table-cell>
          <table:table-cell table:style-name="tf1.C4" table:number-rows-spanned="3" office:value-type="string">
            <text:p text:style-name="P32">0,23</text:p>
          </table:table-cell>
        </table:table-row>
        <table:table-row>
          <table:table-cell table:style-name="tf1.A3" office:value-type="string">
            <text:p text:style-name="P9">$f1-11</text:p>
          </table:table-cell>
          <table:covered-table-cell/>
          <table:covered-table-cell/>
        </table:table-row>
        <table:table-row>
          <table:table-cell table:style-name="tf1.A6" office:value-type="string">
            <text:p text:style-name="P9">$f1-12</text:p>
          </table:table-cell>
          <table:covered-table-cell/>
          <table:covered-table-cell/>
        </table:table-row>
      </table:table>
      <text:p text:style-name="P41"/>
      <table:table table:name="t1" table:style-name="t1">
        <table:table-column table:style-name="t1.A" table:number-columns-repeated="9"/>
        <table:table-row>
          <table:table-cell table:style-name="t1.A1" table:number-columns-spanned="9" office:value-type="string">
            <text:p text:style-name="P38">b)<text:tab/><text:span text:style-name="T50">Sensitivity to neutron radiation </text:span></text:p>
            <text:p text:style-name="P37"/>
            <text:p text:style-name="P20"><text:span text:style-name="T12">BDKN-05 (</text:span><text:span text:style-name="T20">n</text:span><text:span text:style-name="T12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18">Flux</text:p>
            <text:p text:style-name="P17"><text:span text:style-name="T18">density</text:span><text:span text:style-name="T34"> </text:span><text:span text:style-name="T18">at check point </text:span><text:span text:style-name="T37">φ</text:span><text:span text:style-name="T30">0</text:span><text:span text:style-name="T28">i</text:span><text:span text:style-name="T34"> ,<text:line-break/></text:span><text:span text:style-name="T14">s</text:span><text:span text:style-name="T23">-1</text:span><text:span text:style-name="T37">·</text:span><text:span text:style-name="T14">cm</text:span><text:span text:style-name="T23">-2</text:span></text:p>
          </table:table-cell>
          <table:table-cell table:style-name="t1.B2" office:value-type="string">
            <text:p text:style-name="P39">Radiation source <text:s/>number</text:p>
          </table:table-cell>
          <table:table-cell table:style-name="t1.B2" office:value-type="string">
            <text:p text:style-name="P27"><text:span text:style-name="T12">Distance to source</text:span>, </text:p>
            <text:p text:style-name="P28">R, сm</text:p>
          </table:table-cell>
          <table:table-cell table:style-name="t1.B2" office:value-type="string">
            <text:p text:style-name="P32"><text:span text:style-name="T12">V</text:span><text:span text:style-name="T51">alue of coefficient</text:span><text:span text:style-name="T31"> К</text:span> <text:span text:style-name="T12">b(r</text:span><text:span text:style-name="T27">0</text:span><text:span text:style-name="T12">)</text:span></text:p>
          </table:table-cell>
          <table:table-cell table:style-name="t1.B2" office:value-type="string">
            <text:p text:style-name="P32"><text:span text:style-name="T12">V</text:span><text:span text:style-name="T51">alue of coefficient</text:span> <text:span text:style-name="T31">К</text:span></text:p>
          </table:table-cell>
          <table:table-cell table:style-name="t1.B2" office:value-type="string">
            <text:p text:style-name="P32"><text:span text:style-name="T12">Measurement at check point</text:span>, <text:span text:style-name="T13">N, </text:span><text:span text:style-name="T32">с</text:span><text:span text:style-name="T24">-1</text:span></text:p>
          </table:table-cell>
          <table:table-cell table:style-name="t1.B2" office:value-type="string">
            <text:p text:style-name="P34">Average value,</text:p>
            <text:p text:style-name="P32"><text:span text:style-name="T13">N, </text:span><text:span text:style-name="T32">с</text:span><text:span text:style-name="T24">-1</text:span></text:p>
          </table:table-cell>
          <table:table-cell table:style-name="t1.B2" office:value-type="string">
            <text:p text:style-name="P10">Sensitivity</text:p>
            <text:p text:style-name="P43"><text:span text:style-name="T19">in the direct beam Pu-Be neutron source, </text:span><text:span text:style-name="T46">impulses·cm</text:span><text:span text:style-name="T44">2</text:span><text:span text:style-name="T46">/neutron</text:span></text:p>
          </table:table-cell>
          <table:table-cell table:style-name="t1.I2" office:value-type="string">
            <text:p text:style-name="P11"><text:span text:style-name="T39">Minimal detectable sensitivity, </text:span><text:span text:style-name="T43">impulses·cm</text:span><text:span text:style-name="T45">2</text:span><text:span text:style-name="T43">/neutron</text:span></text:p>
          </table:table-cell>
        </table:table-row>
        <table:table-row>
          <table:table-cell table:style-name="t1.A3" table:number-rows-spanned="3" office:value-type="string">
            <text:p text:style-name="P44">Background</text:p>
          </table:table-cell>
          <table:table-cell table:style-name="t1.B3" table:number-rows-spanned="3" office:value-type="string">
            <text:p text:style-name="P33">–</text:p>
          </table:table-cell>
          <table:table-cell table:style-name="t1.B3" table:number-rows-spanned="3" office:value-type="string">
            <text:p text:style-name="P33">–</text:p>
          </table:table-cell>
          <table:table-cell table:style-name="t1.B3" table:number-rows-spanned="3" office:value-type="string">
            <text:p text:style-name="P33">–</text:p>
          </table:table-cell>
          <table:table-cell table:style-name="t1.B3" table:number-rows-spanned="3" office:value-type="string">
            <text:p text:style-name="P33">–</text:p>
          </table:table-cell>
          <table:table-cell table:style-name="t1.B3" office:value-type="string">
            <text:p text:style-name="P9">$1-30</text:p>
          </table:table-cell>
          <table:table-cell table:style-name="t1.B3" table:number-rows-spanned="3" office:value-type="string">
            <text:p text:style-name="P9">$1-40</text:p>
          </table:table-cell>
          <table:table-cell table:style-name="t1.B3" table:number-rows-spanned="3" office:value-type="string">
            <text:p text:style-name="P33">–</text:p>
          </table:table-cell>
          <table:table-cell table:style-name="t1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9">$1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9">$1-32</text:p>
          </table:table-cell>
          <table:covered-table-cell/>
          <table:covered-table-cell/>
          <table:covered-table-cell/>
        </table:table-row>
        <table:table-row>
          <table:table-cell table:style-name="t1.A6" table:number-rows-spanned="3" office:value-type="string">
            <text:p text:style-name="P32">2,5 – 500</text:p>
          </table:table-cell>
          <table:table-cell table:style-name="t1.B6" table:number-rows-spanned="3" office:value-type="string">
            <text:p text:style-name="P33">10</text:p>
          </table:table-cell>
          <table:table-cell table:style-name="t1.B6" table:number-rows-spanned="3" office:value-type="string">
            <text:p text:style-name="P33">100</text:p>
          </table:table-cell>
          <table:table-cell table:style-name="t1.B6" table:number-rows-spanned="3" office:value-type="string">
            <text:p text:style-name="P33">0,866</text:p>
          </table:table-cell>
          <table:table-cell table:style-name="t1.B6" table:number-rows-spanned="3" office:value-type="string">
            <text:p text:style-name="P33">0,785</text:p>
          </table:table-cell>
          <table:table-cell table:style-name="t1.B3" office:value-type="string">
            <text:p text:style-name="P9">$1-50</text:p>
          </table:table-cell>
          <table:table-cell table:style-name="t1.B6" table:number-rows-spanned="3" office:value-type="string">
            <text:p text:style-name="P9">$1-60</text:p>
          </table:table-cell>
          <table:table-cell table:style-name="t1.B6" table:number-rows-spanned="3" office:value-type="string">
            <text:p text:style-name="P9">$1-70</text:p>
          </table:table-cell>
          <table:table-cell table:style-name="t1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9">$1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6" office:value-type="string">
            <text:p text:style-name="P9">$1-52</text:p>
          </table:table-cell>
          <table:covered-table-cell/>
          <table:covered-table-cell/>
          <table:covered-table-cell/>
        </table:table-row>
      </table:table>
      <text:p text:style-name="P4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Calibrated by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22">Technical control: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B4" office:value-type="string">
            <text:p text:style-name="P31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Стиль_20_Таблица_20_Центр_20__2b__20_Слева_3a__20__20_0_20_см_20_Выступ_3a__20__20_05_20_см" style:display-name="Стиль Таблица Центр + Слева:  0 см Выступ:  05 см" style:family="paragraph" style:parent-style-name="Standard" style:list-style-name="">
      <style:paragraph-properties fo:margin-left="0in" fo:margin-right="0in" fo:text-align="center" style:justify-single-word="false" fo:keep-together="always" fo:text-indent="0in" style:auto-text-indent="false" fo:keep-with-next="always"/>
      <style:text-properties style:font-name="Verdana" style:font-name-asian="MS Mincho" style:font-name-complex="Verdana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83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0:02:27.62</dc:date>
    <meta:print-date>2019-04-03T15:18:00</meta:print-date>
    <meta:editing-cycles>162</meta:editing-cycles>
    <meta:editing-duration>PT11H54M14S</meta:editing-duration>
    <meta:generator>OpenOffice/4.1.6$Win32 OpenOffice.org_project/416m1$Build-9790</meta:generator>
    <meta:document-statistic meta:table-count="3" meta:image-count="1" meta:object-count="0" meta:page-count="1" meta:paragraph-count="72" meta:word-count="184" meta:character-count="1319"/>
  </office:meta>
</office:document-meta>
</file>